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a4bb3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2fe75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5f40e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72f62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24b5e67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1" style:text-underline-style="solid" style:text-underline-width="auto" style:text-underline-color="font-color" officeooo:rsid="1687b0d4"/>
    </style:style>
    <style:style style:name="T427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1" style:text-underline-style="none" officeooo:rsid="1687b0d4"/>
    </style:style>
    <style:style style:name="T433" style:family="text">
      <style:text-properties style:font-name="Liberation Serif1" style:text-underline-style="none" officeooo:rsid="20d79c6e"/>
    </style:style>
    <style:style style:name="T434" style:family="text">
      <style:text-properties style:font-name="Liberation Serif1" style:text-underline-style="none" style:font-name-asian="標楷體1"/>
    </style:style>
    <style:style style:name="T435" style:family="text">
      <style:text-properties style:font-name="Liberation Serif1" style:text-underline-style="none" officeooo:rsid="1231e459" style:font-name-asian="標楷體1"/>
    </style:style>
    <style:style style:name="T436" style:family="text">
      <style:text-properties style:font-name="Liberation Serif1" style:text-underline-style="none" officeooo:rsid="09d95731" style:font-name-asian="標楷體1"/>
    </style:style>
    <style:style style:name="T437" style:family="text">
      <style:text-properties style:font-name="Liberation Serif1" style:text-underline-style="none" officeooo:rsid="0d6637af" style:font-name-asian="標楷體1"/>
    </style:style>
    <style:style style:name="T438" style:family="text">
      <style:text-properties style:font-name="Liberation Serif1" officeooo:rsid="126a5feb" style:font-name-asian="標楷體1" style:font-name-complex="標楷體"/>
    </style:style>
    <style:style style:name="T439" style:family="text">
      <style:text-properties style:font-name="Liberation Serif1" officeooo:rsid="2e2d83da" style:font-name-asian="標楷體1" style:font-name-complex="標楷體"/>
    </style:style>
    <style:style style:name="T440" style:family="text">
      <style:text-properties style:font-name="Liberation Serif1" officeooo:rsid="25b36d8c" style:font-name-asian="標楷體1"/>
    </style:style>
    <style:style style:name="T441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"/>
    </style:style>
    <style:style style:name="T899" style:family="text">
      <style:text-properties style:text-position="sub 58%" style:font-name="標楷體1" officeooo:rsid="2556dec7" style:font-name-asian="標楷體1" style:font-name-complex="Mangal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" officeooo:rsid="0d9ffef4" style:font-name-asian="標楷體1" style:font-name-complex="Liberation Serif"/>
    </style:style>
    <style:style style:name="T909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0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" officeooo:rsid="23613ae9" style:font-name-asian="Arial"/>
    </style:style>
    <style:style style:name="T913" style:family="text">
      <style:text-properties style:font-name="Arial" officeooo:rsid="20270b52" style:font-name-asian="Arial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85185741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5">太空船</text:span><text:span text:style-name="T60">，行星型太空船、船內文明、船外文明。</text:span></text:p>
            </text:list-item>
            <text:list-item>
              <text:p text:style-name="P351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2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2">↔</text:span><text:span text:style-name="T151"> 力，意識層 </text:span><text:span text:style-name="T912">↔</text:span><text:span text:style-name="T151"> 光</text:span><text:span text:style-name="T344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1"><text:span text:style-name="T63">斷鏈</text:span><text:span text:style-name="T286">，</text:span><text:span text:style-name="T62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2">n維</text:span>，放射狀型座標系、法線、垂直。</text:p>
            </text:list-item>
            <text:list-item>
              <text:p text:style-name="P204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0">正</text:span><text:span text:style-name="T281">折射、</text:span><text:span text:style-name="T297">法線</text:span><text:span text:style-name="T901">零</text:span><text:span text:style-name="T281">折射、</text:span><text:span text:style-name="T297">法線</text:span><text:span text:style-name="T901">負</text:span><text:span text:style-name="T281">折射、</text:span><text:span text:style-name="T297">法線</text:span><text:span text:style-name="T900">零點</text:span><text:span text:style-name="T297">反射、法線</text:span><text:span text:style-name="T900">高維度</text:span><text:span text:style-name="T297">反射、法線</text:span><text:span text:style-name="T900">超平面</text:span><text:span text:style-name="T297">反射</text:span><text:span text:style-name="T301">、晶體</text:span>。</text:p>
            </text:list-item>
            <text:list-item>
              <text:p text:style-name="P205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4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2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6"><text:span text:style-name="T113">遙視</text:span><text:span text:style-name="T288">，。</text:span></text:p>
            </text:list-item>
          </text:list>
        </text:list-item>
        <text:list-item>
          <text:p text:style-name="P207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8"><text:span text:style-name="T113">麥田圈</text:span><text:span text:style-name="T288">，渦流。</text:span></text:p>
            </text:list-item>
            <text:list-item>
              <text:p text:style-name="P224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5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6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7"><text:span text:style-name="T152">拜火教</text:span><text:span text:style-name="T260">，當代型意識層個體、祖代型意識層個體。</text:span></text:p>
            </text:list-item>
            <text:list-item>
              <text:p text:style-name="P228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29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09"><text:span text:style-name="T115">塔羅牌</text:span><text:span text:style-name="T289">，。</text:span></text:p>
            </text:list-item>
            <text:list-item>
              <text:p text:style-name="P210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1"><text:span text:style-name="T115">超光速</text:span><text:span text:style-name="T289">，空間節點密度、都普勒效應、小繩子、繩速、普朗克長度、球、黑洞、</text:span><text:span text:style-name="T914">視界、萬有引力、質量</text:span><text:span text:style-name="T289">。</text:span></text:p>
            </text:list-item>
            <text:list-item>
              <text:p text:style-name="P155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6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7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8"><text:span text:style-name="T92">分形</text:span><text:span text:style-name="T168">，。</text:span></text:p>
            </text:list-item>
            <text:list-item>
              <text:p text:style-name="P158"><text:span text:style-name="T92">金字塔</text:span><text:span text:style-name="T168">，光速、光、電磁波、共振。</text:span></text:p>
            </text:list-item>
            <text:list-item>
              <text:p text:style-name="P267"><text:span text:style-name="T372">黃金比例</text:span><text:span text:style-name="T359">，。</text:span></text:p>
            </text:list-item>
            <text:list-item>
              <text:p text:style-name="P276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7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8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79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0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0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7"><text:span text:style-name="T728">月經</text:span><text:span text:style-name="T698">，。</text:span></text:p>
            </text:list-item>
          </text:list>
        </text:list-item>
        <text:list-item>
          <text:p text:style-name="P288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1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2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3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4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5"><text:span text:style-name="T471">432（Hz</text:span><text:span text:style-name="T489">）</text:span><text:span text:style-name="T480">，。</text:span></text:p>
            </text:list-item>
            <text:list-item>
              <text:p text:style-name="P286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6"><text:span text:style-name="T490">維度</text:span><text:span text:style-name="T481">，。</text:span></text:p>
            </text:list-item>
            <text:list-item>
              <text:p text:style-name="P286"><text:span text:style-name="T490">微塑膠</text:span><text:span text:style-name="T481">，塑膠。</text:span></text:p>
            </text:list-item>
            <text:list-item>
              <text:p text:style-name="P286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8"><text:span text:style-name="T531">催眠</text:span><text:span text:style-name="T496">，高我。</text:span></text:p>
            </text:list-item>
            <text:list-item>
              <text:p text:style-name="P289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0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1"><text:span text:style-name="T722">味精</text:span><text:span text:style-name="T689">，調味料、照相、靈魂。</text:span></text:p>
            </text:list-item>
            <text:list-item>
              <text:p text:style-name="P292"><text:span text:style-name="T723">信念</text:span><text:span text:style-name="T690">，。</text:span></text:p>
            </text:list-item>
            <text:list-item>
              <text:p text:style-name="P293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4"><text:span text:style-name="T723">太陽</text:span><text:span text:style-name="T690">，。</text:span></text:p>
            </text:list-item>
            <text:list-item>
              <text:p text:style-name="P294"><text:span text:style-name="T723">氣功</text:span><text:span text:style-name="T690">，。</text:span></text:p>
            </text:list-item>
            <text:list-item>
              <text:p text:style-name="P295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6"><text:span text:style-name="T724">非監督式學習</text:span><text:span text:style-name="T691">，。</text:span></text:p>
            </text:list-item>
            <text:list-item>
              <text:p text:style-name="P296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7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6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6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8"><text:span text:style-name="T725">黑洞</text:span><text:span text:style-name="T692">，。</text:span></text:p>
            </text:list-item>
            <text:list-item>
              <text:p text:style-name="P299"><text:span text:style-name="T725">夢</text:span><text:span text:style-name="T692">，作夢、腸腦、大腦、夢境、主視角。</text:span></text:p>
            </text:list-item>
            <text:list-item>
              <text:p text:style-name="P299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299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0"><text:span text:style-name="T855">宇宙起源</text:span><text:span text:style-name="T854">，宇宙大爆炸理論、宇宙暴漲理論、</text:span><text:span text:style-name="T693">個體宇宙觀</text:span><text:span text:style-name="T854">。</text:span></text:p>
            </text:list-item>
            <text:list-item>
              <text:p text:style-name="P301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1"><text:span text:style-name="T727">血液</text:span><text:span text:style-name="T695">，肺泡。</text:span></text:p>
            </text:list-item>
            <text:list-item>
              <text:p text:style-name="P301"><text:span text:style-name="T727">鑽石</text:span><text:span text:style-name="T695">，碳。</text:span></text:p>
            </text:list-item>
            <text:list-item>
              <text:p text:style-name="P302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3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4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5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5"><text:span text:style-name="T728">卍</text:span><text:span text:style-name="T698">，佛家、道家、太極、順時鐘、北半球。</text:span></text:p>
            </text:list-item>
            <text:list-item>
              <text:p text:style-name="P306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7"><text:span text:style-name="T729">月球</text:span><text:span text:style-name="T705">，。</text:span></text:p>
            </text:list-item>
            <text:list-item>
              <text:p text:style-name="P308"><text:span text:style-name="T729">黏菌</text:span><text:span text:style-name="T705">，。</text:span></text:p>
            </text:list-item>
          </text:list>
        </text:list-item>
        <text:list-item>
          <text:p text:style-name="P309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0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1"><text:span text:style-name="T720">凌辱型監控</text:span><text:span text:style-name="T686">，稜鏡計畫。</text:span></text:p>
            </text:list-item>
            <text:list-item>
              <text:p text:style-name="P312"><text:span text:style-name="T720">藝術品</text:span><text:span text:style-name="T686">，。</text:span></text:p>
            </text:list-item>
            <text:list-item>
              <text:p text:style-name="P313"><text:span text:style-name="T720">核汙染危機</text:span><text:span text:style-name="T686">，。</text:span></text:p>
            </text:list-item>
            <text:list-item>
              <text:p text:style-name="P314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5"><text:span text:style-name="T730">公平</text:span><text:span text:style-name="T709">，公共平等型公平、</text:span><text:span text:style-name="T869">資本</text:span><text:span text:style-name="T525">體制、</text:span><text:span text:style-name="T869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6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7"><text:span text:style-name="T722">喝酒</text:span><text:span text:style-name="T689">，船上、暈船。</text:span></text:p>
            </text:list-item>
            <text:list-item>
              <text:p text:style-name="P318"><text:span text:style-name="T722">吸菸</text:span><text:span text:style-name="T689">，。</text:span></text:p>
            </text:list-item>
          </text:list>
        </text:list-item>
        <text:list-item>
          <text:p text:style-name="P319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0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0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5">遺跡</text:span><text:span text:style-name="T630">，</text:span><text:span text:style-name="T802">埃及、金字塔、獅身人面像、</text:span><text:span text:style-name="T803">蘇美爾王表、蘇美爾神話、吉爾伽美什史詩</text:span><text:span text:style-name="T630">。</text:span></text:p>
            </text:list-item>
          </text:list>
        </text:list-item>
        <text:list-item>
          <text:p text:style-name="P243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5">太陽</text:span><text:span text:style-name="T630">，</text:span><text:span text:style-name="T803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3">溫</text:span><text:span text:style-name="T632">瓶、電能型運動</text:span><text:span text:style-name="T622">、</text:span><text:span text:style-name="T806">量子隧穿效應</text:span><text:span text:style-name="T632">、潛水艇、空洞現象、</text:span><text:span text:style-name="T807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6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31">史金納</text:span><text:span text:style-name="T805">箱、習得性無助</text:span><text:span text:style-name="T630">。</text:span></text:p>
            </text:list-item>
            <text:list-item>
              <text:p text:style-name="P66"><text:span text:style-name="T828">前世記憶</text:span><text:span text:style-name="T805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5">彈性係數、</text:span><text:span text:style-name="T634">&lt;?</text:span><text:span text:style-name="T635">1&gt;</text:span><text:span text:style-name="T805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7">擁有、包覆、蘊含、宗疊</text:span><text:span text:style-name="T630">，錯位、濃度值、改變、XY坐標系、極坐標系、</text:span><text:span text:style-name="T810">命名方式、命名規則、命名規律</text:span><text:span text:style-name="T630">。</text:span></text:p>
            </text:list-item>
            <text:list-item>
              <text:p text:style-name="P86"><text:span text:style-name="T827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5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29">有機率（正在、試圖）監視、控制 的 勢力、存在、個體</text:span><text:span text:style-name="T630">，</text:span><text:span text:style-name="T805">真實世界</text:span><text:span text:style-name="T630">。</text:span></text:p>
            </text:list-item>
            <text:list-item>
              <text:p text:style-name="P89"><text:span text:style-name="T830">晶體</text:span><text:span text:style-name="T630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30">內觀</text:span><text:span text:style-name="T808">，意識層法則。</text:span></text:p>
            </text:list-item>
            <text:list-item>
              <text:p text:style-name="P91"><text:span text:style-name="T830">傳承</text:span><text:span text:style-name="T802">，。</text:span></text:p>
            </text:list-item>
            <text:list-item>
              <text:p text:style-name="P91"><text:span text:style-name="T831">學門</text:span><text:span text:style-name="T802">，資產、常識、人脈、</text:span><text:span text:style-name="T640">第</text:span><text:span text:style-name="T641">a層級意</text:span><text:span text:style-name="T859">識、假想世界</text:span><text:span text:style-name="T802">。</text:span></text:p>
            </text:list-item>
            <text:list-item>
              <text:p text:style-name="P92"><text:span text:style-name="T656">第</text:span><text:span text:style-name="T657">a層級</text:span><text:span text:style-name="T858">，</text:span><text:span text:style-name="T640">第0層</text:span><text:span text:style-name="T858">級相態</text:span><text:span text:style-name="T802">。</text:span></text:p>
            </text:list-item>
            <text:list-item>
              <text:p text:style-name="P93"><text:span text:style-name="T831">超自然現象</text:span><text:span text:style-name="T802">，日蝕、神化、神話化、信念化、</text:span><text:span text:style-name="T808">史金納箱的 鴿子、好奇、亞里斯多德、特斯拉、點亮 螢光燈管</text:span><text:span text:style-name="T802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4"><text:span text:style-name="T860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2">。</text:span></text:p>
            </text:list-item>
            <text:list-item>
              <text:p text:style-name="P95"><text:span text:style-name="T832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1"><text:span text:style-name="T177">宗量層級 與 尺度</text:span><text:span text:style-name="T277">，。</text:span></text:p>
            </text:list-item>
            <text:list-item>
              <text:p text:style-name="P231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0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2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3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8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7"><text:bookmark-start text:name="世界 (第1本)"/>世界<text:span text:style-name="T123"> (第1本)</text:span><text:bookmark-end text:name="世界 (第1本)"/></text:p>
          <text:list>
            <text:list-item>
              <text:p text:style-name="P269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8"><text:bookmark-start text:name="宇宙胞 (第1本)"/>宇宙胞<text:span text:style-name="T121"> (第1本)</text:span><text:bookmark-end text:name="宇宙胞 (第1本)"/></text:p>
          <text:list>
            <text:list-item>
              <text:p text:style-name="P214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5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6"><text:span text:style-name="T116">三角形</text:span><text:span text:style-name="T292">，。</text:span></text:p>
            </text:list-item>
            <text:list-item>
              <text:p text:style-name="P178"><text:span text:style-name="T380">3</text:span><text:span text:style-name="T149">，3+3、3*3，3//3</text:span><text:span text:style-name="T342">。</text:span></text:p>
            </text:list-item>
            <text:list-item>
              <text:p text:style-name="P179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0"><text:span text:style-name="T25">紫徽星</text:span><text:span text:style-name="T345">，。</text:span></text:p>
            </text:list-item>
            <text:list-item>
              <text:p text:style-name="P181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0"><text:span text:style-name="T216">既視感</text:span><text:span text:style-name="T227">，。</text:span></text:p>
            </text:list-item>
            <text:list-item>
              <text:p text:style-name="P271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2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0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0"><text:span text:style-name="T216">物質文明、精神文明 與 成長期、成熟期、衰亡期</text:span><text:span text:style-name="T227">，。</text:span></text:p>
            </text:list-item>
            <text:list-item>
              <text:p text:style-name="P321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3"><text:span text:style-name="T813">肉質層個體、意識層個體 感測、交互作用</text:span><text:span text:style-name="T750">，。</text:span></text:p>
            </text:list-item>
          </text:list>
        </text:list-item>
        <text:list-item>
          <text:p text:style-name="P251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2"><text:span text:style-name="T121">宗教</text:span><text:span text:style-name="T259">，未知、隨機性強化、已知的敬畏、克蘇魯、無法描述、不可描述、阿努納奇、世界的敬畏、</text:span><text:span text:style-name="T846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7">真實世界、</text:span><text:span text:style-name="T558">第</text:span><text:span text:style-name="T559">a層</text:span><text:span text:style-name="T848">級敬畏</text:span><text:span text:style-name="T270">。</text:span></text:p>
            </text:list-item>
            <text:list-item>
              <text:p text:style-name="P182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3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4"><text:span text:style-name="T811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5"><text:span text:style-name="T811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6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6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7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8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89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49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5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6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2"><text:span text:style-name="T37">老子</text:span><text:span text:style-name="T893">，第二層級湧現。</text:span></text:p>
            </text:list-item>
            <text:list-item>
              <text:p text:style-name="P213"><text:span text:style-name="T115">莊子</text:span><text:span text:style-name="T289">，。</text:span></text:p>
            </text:list-item>
            <text:list-item>
              <text:p text:style-name="P213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5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6">量子躍遷、電子</text:span><text:span text:style-name="T795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0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3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5"><text:bookmark-start text:name="哲學 (莊子) (第1本)"/><text:span text:style-name="T889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4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5"><text:span text:style-name="T188">阿米</text:span><text:span text:style-name="T279">，。</text:span></text:p>
            </text:list-item>
            <text:list-item>
              <text:p text:style-name="P235"><text:span text:style-name="T121">星星的孩子</text:span><text:span text:style-name="T259">，宇宙基本法則。</text:span></text:p>
            </text:list-item>
            <text:list-item>
              <text:p text:style-name="P236"><text:span text:style-name="T121">宇宙之心</text:span><text:span text:style-name="T259">，</text:span><text:span text:style-name="T273">。</text:span></text:p>
              <text:list>
                <text:list-item>
                  <text:p text:style-name="P236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8">基督教</text:span><text:span text:style-name="T887">，因信稱義、悔改、愛、末日審判、星星、</text:span><text:span text:style-name="T416">定航</text:span><text:span text:style-name="T887">、房角石、順性的罪、逆性的罪。</text:span></text:p>
              <text:list>
                <text:list-item>
                  <text:p text:style-name="P54"><text:span text:style-name="T882">聖經</text:span><text:span text:style-name="T872">，</text:span><text:span text:style-name="T461">瀏覽器、</text:span><text:span text:style-name="T460">Chromium、Edge</text:span><text:span text:style-name="T872">。</text:span></text:p>
                </text:list-item>
              </text:list>
            </text:list-item>
            <text:list-item>
              <text:p text:style-name="P53"><text:span text:style-name="T888">傳道書</text:span><text:span text:style-name="T887">，</text:span><text:span text:style-name="T459">Log檔、Log系</text:span><text:span text:style-name="T871">統、審判系統</text:span><text:span text:style-name="T887">。</text:span></text:p>
            </text:list-item>
            <text:list-item>
              <text:p text:style-name="P55"><text:span text:style-name="T888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59"><text:span text:style-name="T26">以諾書</text:span><text:span text:style-name="T349">，。</text:span></text:p>
            </text:list-item>
            <text:list-item>
              <text:p text:style-name="P160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1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2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2"><text:span text:style-name="T31">出埃及記</text:span><text:span text:style-name="T353">，以命還命、以眼還眼。</text:span></text:p>
            </text:list-item>
            <text:list-item>
              <text:p text:style-name="P163"><text:span text:style-name="T32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4"><text:span text:style-name="T818">映射</text:span><text:span text:style-name="T758">，。</text:span></text:p>
            </text:list-item>
          </text:list>
        </text:list-item>
        <text:list-item>
          <text:p text:style-name="P238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3"><text:span text:style-name="T196">預言</text:span><text:span text:style-name="T241">，</text:span><text:span text:style-name="T895">本書的 存在</text:span><text:span text:style-name="T241">。</text:span></text:p>
            </text:list-item>
            <text:list-item>
              <text:p text:style-name="P323"><text:span text:style-name="T196">絕對零度</text:span><text:span text:style-name="T241">，。</text:span></text:p>
            </text:list-item>
            <text:list-item>
              <text:p text:style-name="P323"><text:span text:style-name="T196">過去、預言、遙視 與 未來、反預言、反遙視</text:span><text:span text:style-name="T241">，流水線。</text:span></text:p>
            </text:list-item>
            <text:list-item>
              <text:p text:style-name="P324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5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7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7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8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2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29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0"><text:span text:style-name="T373">法蒂瑪的三個預言</text:span><text:span text:style-name="T366">，。</text:span></text:p>
            </text:list-item>
          </text:list>
        </text:list-item>
        <text:list-item>
          <text:p text:style-name="P331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1"><text:span text:style-name="T212">人類</text:span><text:span text:style-name="T252">，</text:span><text:span text:style-name="T366">。</text:span></text:p>
            </text:list-item>
            <text:list-item>
              <text:p text:style-name="P347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1"><text:span text:style-name="T373">預言</text:span><text:span text:style-name="T366">，。</text:span></text:p>
            </text:list-item>
          </text:list>
        </text:list-item>
        <text:list-item>
          <text:p text:style-name="P273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2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3"><text:span text:style-name="T206">轉換</text:span><text:span text:style-name="T248">，。</text:span></text:p>
            </text:list-item>
            <text:list-item>
              <text:p text:style-name="P334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0">道路型光痕、擾動型光痕、聲音</text:span><text:span text:style-name="T240">。</text:span></text:p>
            </text:list-item>
          </text:list>
        </text:list-item>
        <text:list-item>
          <text:p text:style-name="P239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3"><text:span text:style-name="T207">剛體</text:span><text:span text:style-name="T249">，。</text:span></text:p>
            </text:list-item>
            <text:list-item>
              <text:p text:style-name="P335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6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7"><text:span text:style-name="T109">量子退相干</text:span><text:span text:style-name="T282">，量子退相干、</text:span><text:span text:style-name="T305">飛輪、</text:span><text:span text:style-name="T850">銀原子束、不均勻磁場</text:span><text:span text:style-name="T282">。</text:span></text:p>
            </text:list-item>
            <text:list-item>
              <text:p text:style-name="P218"><text:span text:style-name="T119">光電效應</text:span><text:span text:style-name="T304">，。</text:span></text:p>
            </text:list-item>
            <text:list-item>
              <text:p text:style-name="P219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7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8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3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4"><text:span text:style-name="T220">反物質</text:span><text:span text:style-name="T257">，。</text:span></text:p>
            </text:list-item>
            <text:list-item>
              <text:p text:style-name="P344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4"><text:span text:style-name="T220">萬有引力</text:span><text:span text:style-name="T257">，長尾夾。</text:span></text:p>
            </text:list-item>
            <text:list-item>
              <text:p text:style-name="P344"><text:span text:style-name="T220">宇宙背景輻射</text:span><text:span text:style-name="T257">，。</text:span></text:p>
            </text:list-item>
            <text:list-item>
              <text:p text:style-name="P240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1"><text:span text:style-name="T311">熱力學第二定律</text:span><text:span text:style-name="T47">，。</text:span></text:p>
            </text:list-item>
            <text:list-item>
              <text:p text:style-name="P174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8">n</text:span><text:span text:style-name="T902">≥</text:span><text:span text:style-name="T899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5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6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7"><text:span text:style-name="T65">迪拉克之海</text:span><text:span text:style-name="T191">，。</text:span></text:p>
            </text:list-item>
            <text:list-item>
              <text:p text:style-name="P177"><text:span text:style-name="T65">真空能量</text:span><text:span text:style-name="T191">，。</text:span></text:p>
            </text:list-item>
            <text:list-item>
              <text:p text:style-name="P177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0"><text:span text:style-name="T66">波粒二象性</text:span><text:span text:style-name="T122">，力存在、力變化、光存在、光變化。</text:span></text:p>
            </text:list-item>
            <text:list-item>
              <text:p text:style-name="P190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6"><text:span text:style-name="T64">電子</text:span><text:span text:style-name="T121">，電子</text:span><text:span text:style-name="T311">。</text:span></text:p>
            </text:list-item>
            <text:list-item>
              <text:p text:style-name="P193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4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1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5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5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6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0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0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3">E = </text:span><text:span text:style-name="T604">mc</text:span><text:span text:style-name="T886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3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4">能量、儲量 (第</text:span><text:span text:style-name="T672">8</text:span><text:span text:style-name="T664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5"><text:span text:style-name="T814">黑洞</text:span><text:span text:style-name="T754">，吸光型黑洞、吸電磁波型黑洞、</text:span><text:span text:style-name="T578">&lt;?a</text:span><text:span text:style-name="T883">x</text:span><text:span text:style-name="T885">≥</text:span><text:span text:style-name="T884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6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7"><text:span text:style-name="T815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8"><text:span text:style-name="T819">麥</text:span><text:span text:style-name="T663">斯威爾</text:span><text:span text:style-name="T815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9"><text:span text:style-name="T820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40"><text:span text:style-name="T821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1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3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4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5"><text:span text:style-name="T823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3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4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45"><text:span text:style-name="T823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1">紅移、紫移、宗量層級、乙太、</text:span><text:span text:style-name="T588">第</text:span><text:span text:style-name="T608">a層級相態個體、</text:span><text:span text:style-name="T863">宗速運動</text:span><text:span text:style-name="T861">頻率</text:span><text:span text:style-name="T766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5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2">光速</text:span><text:span text:style-name="T610"> = 頻率 * 波長、</text:span><text:span text:style-name="T864">公轉頻率、</text:span><text:span text:style-name="T619">振幅 越大，(</text:span><text:span text:style-name="T610">波長 * </text:span><text:span text:style-name="T863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6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54"><text:span text:style-name="T868">宗速</text:span><text:span text:style-name="T615">，宗速運動頻率、</text:span><text:span text:style-name="T866">宗速運動</text:span><text:span text:style-name="T865">路徑長</text:span><text:span text:style-name="T864">、宗態譜、</text:span><text:span text:style-name="T617">螺旋線運動、</text:span><text:span text:style-name="T793">電磁核群</text:span><text:span text:style-name="T617">、太陽系、</text:span><text:span text:style-name="T864">公轉頻率、光、電磁波 是 一群粒子、光、電磁波 不是 波、粒子、飛行</text:span><text:span text:style-name="T620">舞動、</text:span><text:span text:style-name="T864">候鳥</text:span><text:span text:style-name="T620">、V字形</text:span><text:span text:style-name="T864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3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2">符<text:span text:style-name="T121">號層級 (第1本)</text:span></text:p>
          <text:list>
            <text:list-item>
              <text:p text:style-name="P222"><text:span text:style-name="T64">符號層級</text:span><text:span text:style-name="T121">，</text:span>。</text:p>
            </text:list-item>
            <text:list-item>
              <text:p text:style-name="P222"><text:span text:style-name="T120">符號層級 之間的 關聯性</text:span>，。</text:p>
            </text:list-item>
          </text:list>
        </text:list-item>
        <text:list-item>
          <text:p text:style-name="P253">無機體、有機體、游<text:span text:style-name="T121">離體 (第1本)</text:span></text:p>
          <text:list>
            <text:list-item>
              <text:p text:style-name="P253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1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4">意識</text:span><text:span text:style-name="T797">，肉質層型意識、意識層型意識、音樂盒、發條、意識源層級、</text:span><text:span text:style-name="T624">AI、</text:span><text:span text:style-name="T797">程式、遙視、第</text:span><text:span text:style-name="T626">0</text:span><text:span text:style-name="T625">層級意識、意識層級、俄羅斯娃娃、衣服、海水、深度、高度、思覺、</text:span><text:span text:style-name="T794">冥想、心靈平靜</text:span><text:span text:style-name="T798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7">、</text:span><text:span text:style-name="T799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7">意識 與 肉質層、意識層</text:span><text:span text:style-name="T856">，思想、周遭環境、第</text:span><text:span text:style-name="T628">x</text:span><text:span text:style-name="T857">層級</text:span><text:span text:style-name="T627">型態</text:span><text:span text:style-name="T856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21"> (第1本)</text:span></text:p>
          <text:list>
            <text:list-item>
              <text:p text:style-name="P147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8"><text:span text:style-name="T812">冷漠</text:span><text:span text:style-name="T752">，。</text:span></text:p>
            </text:list-item>
            <text:list-item>
              <text:p text:style-name="P148"><text:span text:style-name="T812">感受</text:span><text:span text:style-name="T752">，心流。</text:span></text:p>
            </text:list-item>
            <text:list-item>
              <text:p text:style-name="P149"><text:span text:style-name="T812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7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21"> (第1本)</text:span></text:p>
          <text:list>
            <text:list-item>
              <text:p text:style-name="P150"><text:span text:style-name="T67">地水風火</text:span><text:span text:style-name="T123">，。</text:span></text:p>
            </text:list-item>
            <text:list-item>
              <text:p text:style-name="P150"><text:span text:style-name="T67">翠玉錄石板</text:span><text:span text:style-name="T152">，</text:span><text:span text:style-name="T121">。</text:span></text:p>
            </text:list-item>
            <text:list-item>
              <text:p text:style-name="P151"><text:span text:style-name="T67">煉金術</text:span><text:span text:style-name="T152">，水銀、汞</text:span><text:span text:style-name="T121">。</text:span></text:p>
            </text:list-item>
            <text:list-item>
              <text:p text:style-name="P152"><text:span text:style-name="T91">賢者之石</text:span><text:span text:style-name="T163">，金屬銅。</text:span></text:p>
            </text:list-item>
            <text:list-item>
              <text:p text:style-name="P153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3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21"> (第1本)</text:span></text:p>
          <text:list>
            <text:list-item>
              <text:p text:style-name="P355"><text:span text:style-name="T38">黃金比例</text:span><text:span text:style-name="T903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3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2">開根號</text:span><text:span text:style-name="T907">，</text:span><text:span text:style-name="T306">畢氏定理</text:span><text:span text:style-name="T907">。</text:span></text:p>
            </text:list-item>
            <text:list-item>
              <text:p text:style-name="P358"><text:span text:style-name="T39">符號</text:span><text:span text:style-name="T40">層級</text:span>，層級符號、//、<text:span text:style-name="T379">？？？</text:span>、<text:span text:style-name="T904">+、*</text:span>。</text:p>
            </text:list-item>
            <text:list-item>
              <text:p text:style-name="P359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0"><text:span text:style-name="T430">重心</text:span><text:span text:style-name="T118">坐標系</text:span><text:span text:style-name="T303">，。</text:span></text:p>
            </text:list-item>
            <text:list-item>
              <text:p text:style-name="P361"><text:span text:style-name="T41">空白運算子</text:span><text:span text:style-name="T906">，。</text:span></text:p>
            </text:list-item>
            <text:list-item>
              <text:p text:style-name="P362"><text:span text:style-name="T43">微積分</text:span><text:span text:style-name="T911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31">關係波形</text:span>，。</text:p>
            </text:list-item>
          </text:list>
        </text:list-item>
        <text:list-item>
          <text:p text:style-name="P367">歷史<text:span text:style-name="T121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4">人類文明</text:span>，。</text:p>
            </text:list-item>
            <text:list-item>
              <text:p text:style-name="P366"><text:span text:style-name="T45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3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09">資本</text:span><text:span text:style-name="T908">，</text:span><text:span text:style-name="T189">世襲、</text:span><text:span text:style-name="T801">貧窮陷阱</text:span><text:span text:style-name="T908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1">第二章，</text:span><text:span text:style-name="T836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3">佛家</text:span><text:span text:style-name="T841">，</text:span><text:span text:style-name="T842">現實沉浸感、</text:span><text:span text:style-name="T399">連莊</text:span><text:span text:style-name="T564">、百家樂、</text:span><text:span text:style-name="T841">業力</text:span><text:span text:style-name="T565">層級、第一層級</text:span><text:span text:style-name="T841">業力、</text:span><text:span text:style-name="T406">大棕熊</text:span><text:span text:style-name="T841">、被害妄想症</text:span><text:span text:style-name="T566">、PUA</text:span><text:span text:style-name="T841">、</text:span><text:span text:style-name="T566">煤氣燈效應、楚門的世界、</text:span><text:span text:style-name="T569">一九八四</text:span><text:span text:style-name="T568">、</text:span><text:span text:style-name="T843">喬治</text:span><text:span text:style-name="T567">·</text:span><text:span text:style-name="T843">歐威爾</text:span><text:span text:style-name="T841">、影片、</text:span><text:span text:style-name="T406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3">般若波羅蜜多心經</text:span><text:span text:style-name="T834">，蟻咬症、無痛症、</text:span><text:span text:style-name="T563">拉普拉斯的惡魔、盲臉症</text:span><text:span text:style-name="T834">。</text:span></text:p>
                </text:list-item>
                <text:list-item>
                  <text:p text:style-name="P258"><text:span text:style-name="T851">華嚴經</text:span><text:span text:style-name="T835">，。</text:span></text:p>
                </text:list-item>
                <text:list-item>
                  <text:p text:style-name="P258"><text:span text:style-name="T851">法華經</text:span><text:span text:style-name="T835">，。</text:span></text:p>
                </text:list-item>
                <text:list-item>
                  <text:p text:style-name="P258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9">卦象</text:span><text:span text:style-name="T833">，。</text:span></text:p>
                </text:list-item>
                <text:list-item>
                  <text:p text:style-name="P259"><text:span text:style-name="T849">納甲占法</text:span><text:span text:style-name="T833">，。</text:span></text:p>
                </text:list-item>
                <text:list-item>
                  <text:p text:style-name="P259"><text:span text:style-name="T849">易經</text:span><text:span text:style-name="T833">，。</text:span></text:p>
                </text:list-item>
                <text:list-item>
                  <text:p text:style-name="P261"><text:span text:style-name="T585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59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5"><text:span text:style-name="T27">張國松</text:span><text:span text:style-name="T350">，塞爾維亞的先知。</text:span></text:p>
                </text:list-item>
                <text:list-item>
                  <text:p text:style-name="P166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7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8"><text:span text:style-name="T27">神、預言</text:span><text:span text:style-name="T451">（資料夾）</text:span></text:p>
          <text:list>
            <text:list-item>
              <text:p text:style-name="P242"><text:span text:style-name="T121">神、預言 (</text:span><text:span text:style-name="T173">2062</text:span><text:span text:style-name="T62">)</text:span></text:p>
              <text:list>
                <text:list-item>
                  <text:p text:style-name="P198"><text:span text:style-name="T63">2062</text:span><text:span text:style-name="T121">，。</text:span></text:p>
                </text:list-item>
                <text:list-item>
                  <text:p text:style-name="P198"><text:span text:style-name="T456">2062 的預言、</text:span><text:span text:style-name="T881">認定的歷史（一）</text:span><text:span text:style-name="T875">，。</text:span></text:p>
                </text:list-item>
                <text:list-item>
                  <text:p text:style-name="P198"><text:span text:style-name="T456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</text:span><text:span text:style-name="T173">KFK</text:span><text:span text:style-name="T62">)</text:span></text:p>
              <text:list>
                <text:list-item>
                  <text:p text:style-name="P198"><text:span text:style-name="T64">KFK</text:span><text:span text:style-name="T121">，。</text:span></text:p>
                </text:list-item>
                <text:list-item>
                  <text:p text:style-name="P198"><text:span text:style-name="T456">KFK 的預言、</text:span><text:span text:style-name="T881">認定的歷史</text:span><text:span text:style-name="T875">，。</text:span></text:p>
                </text:list-item>
                <text:list-item>
                  <text:p text:style-name="P198"><text:span text:style-name="T881">查驗</text:span><text:span text:style-name="T875">，。</text:span></text:p>
                </text:list-item>
              </text:list>
            </text:list-item>
            <text:list-item>
              <text:p text:style-name="P242"><text:span text:style-name="T121">神、預言 (日月神示</text:span><text:span text:style-name="T62">)</text:span></text:p>
              <text:list>
                <text:list-item>
                  <text:p text:style-name="P339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8">上之卷</text:span><text:span text:style-name="T242">。</text:span></text:p>
                      <text:list>
                        <text:list-item>
                          <text:p text:style-name="P339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39"><text:span text:style-name="T198">下之卷</text:span><text:span text:style-name="T242">。</text:span></text:p>
                      <text:list>
                        <text:list-item>
                          <text:p text:style-name="P339"><text:span text:style-name="T198">第4章</text:span><text:span text:style-name="T242">，</text:span><text:span text:style-name="T896">假定、本書、本書的世界觀</text:span><text:span text:style-name="T242">。</text:span></text:p>
                        </text:list-item>
                        <text:list-item>
                          <text:p text:style-name="P339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39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39"><text:span text:style-name="T198">第14帖</text:span><text:span text:style-name="T242">，一的法則、密度。</text:span></text:p>
                        </text:list-item>
                        <text:list-item>
                          <text:p text:style-name="P339"><text:span text:style-name="T198">第17帖</text:span><text:span text:style-name="T242">，新生、第一層級文明、第二層級湧現、</text:span><text:span text:style-name="T896">假定、本書、本書的內容</text:span><text:span text:style-name="T242">。</text:span></text:p>
                        </text:list-item>
                        <text:list-item>
                          <text:p text:style-name="P339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39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以西結書</text:span><text:span text:style-name="T219">)</text:span></text:p>
              <text:list>
                <text:list-item>
                  <text:p text:style-name="P339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39"><text:span text:style-name="T376">以西結書</text:span><text:span text:style-name="T368">。</text:span></text:p>
                  <text:list>
                    <text:list-item>
                      <text:p text:style-name="P339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39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39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39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39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2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2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2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2"><text:span text:style-name="T101">第</text:span><text:span text:style-name="T102">33章</text:span><text:span text:style-name="T183">，</text:span><text:span text:style-name="T905">替我警戒他們</text:span><text:span text:style-name="T874">、</text:span><text:span text:style-name="T878">稜鏡計畫、竊聽風暴、電影</text:span><text:span text:style-name="T458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2"><text:span text:style-name="T101">第</text:span><text:span text:style-name="T102">3</text:span><text:span text:style-name="T64">4</text:span><text:span text:style-name="T102">章</text:span><text:span text:style-name="T183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200">以諾書</text:span><text:span text:style-name="T195">)</text:span></text:p>
              <text:list>
                <text:list-item>
                  <text:p text:style-name="P339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39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39"><text:span text:style-name="T195">神、預言 (以賽亞書</text:span><text:span text:style-name="T219">)</text:span></text:p>
              <text:list>
                <text:list-item>
                  <text:p text:style-name="P339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39"><text:span text:style-name="T195">以賽亞書</text:span><text:span text:style-name="T240">。</text:span></text:p>
                  <text:list>
                    <text:list-item>
                      <text:p text:style-name="P339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39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39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39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39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出埃及記</text:span><text:span text:style-name="T219">)</text:span></text:p>
              <text:list>
                <text:list-item>
                  <text:p text:style-name="P339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201">出埃及記</text:span><text:span text:style-name="T231">。</text:span></text:p>
                  <text:list>
                    <text:list-item>
                      <text:p text:style-name="P275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但以理書</text:span><text:span text:style-name="T219">)</text:span></text:p>
              <text:list>
                <text:list-item>
                  <text:p text:style-name="P275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5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5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69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39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4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39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耶利米書</text:span><text:span text:style-name="T231">。</text:span></text:p>
                  <text:list>
                    <text:list-item>
                      <text:p text:style-name="P274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39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1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8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1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0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39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6">撒耳母記</text:span><text:span text:style-name="T822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7:01:28.758000000</dc:date>
    <meta:editing-duration>P199DT20H6M50S</meta:editing-duration>
    <meta:editing-cycles>9794</meta:editing-cycles>
    <meta:document-statistic meta:table-count="0" meta:image-count="0" meta:object-count="0" meta:page-count="1" meta:paragraph-count="548" meta:word-count="15016" meta:character-count="16431" meta:non-whitespace-character-count="16141"/>
  </office:meta>
</office:document-meta>
</file>